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Standard">
      <style:table-properties style:width="18.02cm" style:page-number="0" table:align="left" style:writing-mode="lr-tb"/>
    </style:style>
    <style:style style:name="Таблица1.A" style:family="table-column">
      <style:table-column-properties style:column-width="3.501cm"/>
    </style:style>
    <style:style style:name="Таблица1.B" style:family="table-column">
      <style:table-column-properties style:column-width="1.251cm"/>
    </style:style>
    <style:style style:name="Таблица1.D" style:family="table-column">
      <style:table-column-properties style:column-width="8.25cm"/>
    </style:style>
    <style:style style:name="Таблица1.E" style:family="table-column">
      <style:table-column-properties style:column-width="1.517cm"/>
    </style:style>
    <style:style style:name="Таблица1.A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02cm solid #000000"/>
    </style:style>
    <style:style style:name="Таблица1.B1" style:family="table-cell">
      <style:table-cell-properties style:vertical-align="bottom" fo:padding-left="0.049cm" fo:padding-right="0.049cm" fo:padding-top="0cm" fo:padding-bottom="0cm" fo:border="none"/>
    </style:style>
    <style:style style:name="Таблица1.E1" style:family="table-cell">
      <style:table-cell-properties style:vertical-align="middle" fo:padding-left="0.049cm" fo:padding-right="0.049cm" fo:padding-top="0cm" fo:padding-bottom="0cm" fo:border="0.002cm solid #000000"/>
    </style:style>
    <style:style style:name="Таблица2" style:family="table">
      <style:table-properties style:width="18.02cm" fo:margin-left="-0.049cm" table:align="left" style:writing-mode="lr-tb"/>
    </style:style>
    <style:style style:name="Таблица2.A" style:family="table-column">
      <style:table-column-properties style:column-width="9.051cm"/>
    </style:style>
    <style:style style:name="Таблица2.B" style:family="table-column">
      <style:table-column-properties style:column-width="3.5cm"/>
    </style:style>
    <style:style style:name="Таблица2.C" style:family="table-column">
      <style:table-column-properties style:column-width="0.501cm"/>
    </style:style>
    <style:style style:name="Таблица2.E" style:family="table-column">
      <style:table-column-properties style:column-width="0.751cm"/>
    </style:style>
    <style:style style:name="Таблица2.F" style:family="table-column">
      <style:table-column-properties style:column-width="0.718cm"/>
    </style:style>
    <style:style style:name="Таблица2.1" style:family="table-row">
      <style:table-row-properties style:min-row-height="0.635cm"/>
    </style:style>
    <style:style style:name="Таблица2.A1" style:family="table-cell">
      <style:table-cell-properties style:vertical-align="bottom" fo:padding-left="0.049cm" fo:padding-right="0.049cm" fo:padding-top="0cm" fo:padding-bottom="0cm" fo:border="none"/>
    </style:style>
    <style:style style:name="Таблица2.B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02cm solid #000000"/>
    </style:style>
    <style:style style:name="Таблица2.F1" style:family="table-cell">
      <style:table-cell-properties style:vertical-align="bottom" fo:padding-left="0.049cm" fo:padding-right="0.049cm" fo:padding-top="0cm" fo:padding-bottom="0cm" fo:border="0.002cm solid #000000"/>
    </style:style>
    <style:style style:name="Таблица2.E2" style:family="table-cell">
      <style:table-cell-properties style:vertical-align="top" fo:padding-left="0.049cm" fo:padding-right="0.049cm" fo:padding-top="0cm" fo:padding-bottom="0cm" fo:border="none"/>
    </style:style>
    <style:style style:name="Таблица3" style:family="table">
      <style:table-properties style:width="18.011cm" fo:margin-left="0cm" fo:margin-right="-0.012cm" table:align="margins" style:writing-mode="lr-tb"/>
    </style:style>
    <style:style style:name="Таблица3.A" style:family="table-column">
      <style:table-column-properties style:column-width="2cm" style:rel-column-width="7278*"/>
    </style:style>
    <style:style style:name="Таблица3.B" style:family="table-column">
      <style:table-column-properties style:column-width="2.42cm" style:rel-column-width="8806*"/>
    </style:style>
    <style:style style:name="Таблица3.C" style:family="table-column">
      <style:table-column-properties style:column-width="2.48cm" style:rel-column-width="9024*"/>
    </style:style>
    <style:style style:name="Таблица3.D" style:family="table-column">
      <style:table-column-properties style:column-width="1.072cm" style:rel-column-width="3902*"/>
    </style:style>
    <style:style style:name="Таблица3.E" style:family="table-column">
      <style:table-column-properties style:column-width="2.043cm" style:rel-column-width="7432*"/>
    </style:style>
    <style:style style:name="Таблица3.F" style:family="table-column">
      <style:table-column-properties style:column-width="0.811cm" style:rel-column-width="2952*"/>
    </style:style>
    <style:style style:name="Таблица3.G" style:family="table-column">
      <style:table-column-properties style:column-width="0.676cm" style:rel-column-width="2458*"/>
    </style:style>
    <style:style style:name="Таблица3.I" style:family="table-column">
      <style:table-column-properties style:column-width="1.051cm" style:rel-column-width="3825*"/>
    </style:style>
    <style:style style:name="Таблица3.J" style:family="table-column">
      <style:table-column-properties style:column-width="0.949cm" style:rel-column-width="3453*"/>
    </style:style>
    <style:style style:name="Таблица3.K" style:family="table-column">
      <style:table-column-properties style:column-width="1.016cm" style:rel-column-width="3697*"/>
    </style:style>
    <style:style style:name="Таблица3.L" style:family="table-column">
      <style:table-column-properties style:column-width="1.492cm" style:rel-column-width="5430*"/>
    </style:style>
    <style:style style:name="Таблица3.1" style:family="table-row">
      <style:table-row-properties style:min-row-height="1.446cm"/>
    </style:style>
    <style:style style:name="Таблица3.A1" style:family="table-cell">
      <style:table-cell-properties style:vertical-align="top" fo:padding-left="0.049cm" fo:padding-right="0.049cm" fo:padding-top="0cm" fo:padding-bottom="0cm" fo:border-left="none" fo:border-right="none" fo:border-top="none" fo:border-bottom="0.002cm solid #000000"/>
    </style:style>
    <style:style style:name="Таблица3.B1" style:family="table-cell">
      <style:table-cell-properties style:vertical-align="top" fo:padding-left="0.049cm" fo:padding-right="0.049cm" fo:padding-top="0cm" fo:padding-bottom="0cm" fo:border-left="0.002cm solid #000000" fo:border-right="none" fo:border-top="none" fo:border-bottom="0.002cm solid #000000"/>
    </style:style>
    <style:style style:name="Таблица3.A2.1" style:family="table-column">
      <style:table-column-properties style:column-width="5.001cm" style:rel-column-width="18195*"/>
    </style:style>
    <style:style style:name="Таблица3.A2.2" style:family="table-column">
      <style:table-column-properties style:column-width="5.015cm" style:rel-column-width="18247*"/>
    </style:style>
    <style:style style:name="Таблица3.A2.1" style:family="table-row">
      <style:table-row-properties style:min-row-height="0.459cm"/>
    </style:style>
    <style:style style:name="Таблица3.A2.1.1" style:family="table-cell">
      <style:table-cell-properties style:vertical-align="middle" fo:padding-left="0.049cm" fo:padding-right="0.049cm" fo:padding-top="0cm" fo:padding-bottom="0cm" fo:border-left="none" fo:border-right="0.002cm solid #000000" fo:border-top="none" fo:border-bottom="0.002cm solid #000000"/>
    </style:style>
    <style:style style:name="Таблица3.A2.2" style:family="table-row">
      <style:table-row-properties style:min-row-height="1.005cm"/>
    </style:style>
    <style:style style:name="Таблица3.A2.1.2" style:family="table-cell">
      <style:table-cell-properties style:vertical-align="top" fo:padding-left="0.049cm" fo:padding-right="0.049cm" fo:padding-top="0cm" fo:padding-bottom="0cm" fo:border-left="none" fo:border-right="0.002cm solid #000000" fo:border-top="none" fo:border-bottom="none"/>
    </style:style>
    <style:style style:name="Таблица3.F2" style:family="table-cell">
      <style:table-cell-properties style:vertical-align="top" fo:padding-left="0.049cm" fo:padding-right="0.049cm" fo:padding-top="0cm" fo:padding-bottom="0cm" fo:border-left="none" fo:border-right="0.002cm solid #000000" fo:border-top="none" fo:border-bottom="0.002cm solid #000000"/>
    </style:style>
    <style:style style:name="Таблица3.A3.1" style:family="table-column">
      <style:table-column-properties style:column-width="10.015cm" style:rel-column-width="36442*"/>
    </style:style>
    <style:style style:name="Таблица3.A3.1" style:family="table-row">
      <style:table-row-properties style:min-row-height="0.988cm"/>
    </style:style>
    <style:style style:name="Таблица3.A3.2" style:family="table-row">
      <style:table-row-properties style:min-row-height="0.497cm"/>
    </style:style>
    <style:style style:name="Таблица3.A3.1.2" style:family="table-cell">
      <style:table-cell-properties style:vertical-align="bottom" fo:padding-left="0.049cm" fo:padding-right="0.049cm" fo:padding-top="0cm" fo:padding-bottom="0cm" fo:border-left="none" fo:border-right="0.002cm solid #000000" fo:border-top="none" fo:border-bottom="0.002cm solid #000000"/>
    </style:style>
    <style:style style:name="Таблица3.H3" style:family="table-cell">
      <style:table-cell-properties style:vertical-align="top" fo:padding-left="0.049cm" fo:padding-right="0.049cm" fo:padding-top="0cm" fo:padding-bottom="0cm" fo:border="none"/>
    </style:style>
    <style:style style:name="Таблица3.F4.1" style:family="table-column">
      <style:table-column-properties style:column-width="1.487cm" style:rel-column-width="5411*"/>
    </style:style>
    <style:style style:name="Таблица3.F4.2" style:family="table-column">
      <style:table-column-properties style:column-width="6.509cm" style:rel-column-width="23682*"/>
    </style:style>
    <style:style style:name="Таблица3.F4.1" style:family="table-row">
      <style:table-row-properties style:min-row-height="0.494cm"/>
    </style:style>
    <style:style style:name="Таблица3.F4.1.1" style:family="table-cell">
      <style:table-cell-properties style:vertical-align="middle" fo:padding-left="0.049cm" fo:padding-right="0.049cm" fo:padding-top="0cm" fo:padding-bottom="0cm" fo:border-left="0.002cm solid #000000" fo:border-right="0.002cm solid #000000" fo:border-top="none" fo:border-bottom="0.002cm solid #000000"/>
    </style:style>
    <style:style style:name="Таблица3.F4.2.1" style:family="table-cell">
      <style:table-cell-properties style:vertical-align="middle" fo:padding-left="0.049cm" fo:padding-right="0.049cm" fo:padding-top="0cm" fo:padding-bottom="0cm" fo:border="none"/>
    </style:style>
    <style:style style:name="Таблица3.F4.2" style:family="table-row">
      <style:table-row-properties style:min-row-height="0.476cm"/>
    </style:style>
    <style:style style:name="Таблица3.F4.1.2" style:family="table-cell">
      <style:table-cell-properties style:vertical-align="top" fo:padding-left="0.049cm" fo:padding-right="0.049cm" fo:padding-top="0cm" fo:padding-bottom="0cm" fo:border-left="0.002cm solid #000000" fo:border-right="0.002cm solid #000000" fo:border-top="none" fo:border-bottom="none"/>
    </style:style>
    <style:style style:name="Таблица3.A5" style:family="table-cell">
      <style:table-cell-properties style:vertical-align="bottom" fo:padding-left="0.049cm" fo:padding-right="0.049cm" fo:padding-top="0cm" fo:padding-bottom="0cm" fo:border-left="none" fo:border-right="none" fo:border-top="none" fo:border-bottom="0.002cm solid #000000"/>
    </style:style>
    <style:style style:name="Таблица3.F5" style:family="table-cell">
      <style:table-cell-properties style:vertical-align="top" fo:padding-left="0.049cm" fo:padding-right="0.049cm" fo:padding-top="0cm" fo:padding-bottom="0cm" fo:border-left="0.002cm solid #000000" fo:border-right="0.002cm solid #000000" fo:border-top="none" fo:border-bottom="0.002cm solid #000000"/>
    </style:style>
    <style:style style:name="Таблица3.F6.2" style:family="table-row">
      <style:table-row-properties style:min-row-height="0.517cm"/>
    </style:style>
    <style:style style:name="Таблица3.7" style:family="table-row">
      <style:table-row-properties style:min-row-height="0.515cm"/>
    </style:style>
    <style:style style:name="Таблица3.A7" style:family="table-cell">
      <style:table-cell-properties style:vertical-align="bottom" fo:padding-left="0.049cm" fo:padding-right="0.049cm" fo:padding-top="0cm" fo:padding-bottom="0cm" fo:border="none"/>
    </style:style>
    <style:style style:name="Таблица3.A8.1.1" style:family="table-cell">
      <style:table-cell-properties style:vertical-align="middle" fo:padding-left="0.049cm" fo:padding-right="0.049cm" fo:padding-top="0cm" fo:padding-bottom="0cm" fo:border-left="none" fo:border-right="none" fo:border-top="0.002cm solid #000000" fo:border-bottom="0.002cm solid #000000"/>
    </style:style>
    <style:style style:name="Таблица3.A8.2.1" style:family="table-cell">
      <style:table-cell-properties style:vertical-align="middle" fo:padding-left="0.049cm" fo:padding-right="0.049cm" fo:padding-top="0cm" fo:padding-bottom="0cm" fo:border-left="0.002cm solid #000000" fo:border-right="none" fo:border-top="0.002cm solid #000000" fo:border-bottom="0.002cm solid #000000"/>
    </style:style>
    <style:style style:name="Таблица3.F8" style:family="table-cell">
      <style:table-cell-properties style:vertical-align="top" fo:padding-left="0.049cm" fo:padding-right="0.049cm" fo:padding-top="0cm" fo:padding-bottom="0cm" fo:border-left="0.002cm solid #000000" fo:border-right="0.002cm solid #000000" fo:border-top="0.002cm solid #000000" fo:border-bottom="none"/>
    </style:style>
    <style:style style:name="Таблица3.F9" style:family="table-cell">
      <style:table-cell-properties style:vertical-align="middle" fo:padding-left="0.049cm" fo:padding-right="0.049cm" fo:padding-top="0cm" fo:padding-bottom="0cm" fo:border="0.002cm solid #000000"/>
    </style:style>
    <style:style style:name="Таблица3.H9" style:family="table-cell">
      <style:table-cell-properties style:vertical-align="middle" fo:padding-left="0.049cm" fo:padding-right="0.049cm" fo:padding-top="0cm" fo:padding-bottom="0cm" fo:border-left="none" fo:border-right="0.002cm solid #000000" fo:border-top="0.002cm solid #000000" fo:border-bottom="none"/>
    </style:style>
    <style:style style:name="Таблица3.I9" style:family="table-cell">
      <style:table-cell-properties style:vertical-align="middle" fo:padding-left="0.049cm" fo:padding-right="0.049cm" fo:padding-top="0cm" fo:padding-bottom="0cm" fo:border-left="none" fo:border-right="0.002cm solid #000000" fo:border-top="0.002cm solid #000000" fo:border-bottom="0.002cm solid #000000"/>
    </style:style>
    <style:style style:name="Таблица3.K9" style:family="table-cell">
      <style:table-cell-properties style:vertical-align="middle" fo:padding-left="0.049cm" fo:padding-right="0.049cm" fo:padding-top="0cm" fo:padding-bottom="0cm" fo:border-left="none" fo:border-right="none" fo:border-top="0.002cm solid #000000" fo:border-bottom="none"/>
    </style:style>
    <style:style style:name="Таблица3.H10" style:family="table-cell">
      <style:table-cell-properties style:vertical-align="middle" fo:padding-left="0.049cm" fo:padding-right="0.049cm" fo:padding-top="0cm" fo:padding-bottom="0cm" fo:border-left="none" fo:border-right="0.002cm solid #000000" fo:border-top="none" fo:border-bottom="none"/>
    </style:style>
    <style:style style:name="Таблица3.K11" style:family="table-cell">
      <style:table-cell-properties style:vertical-align="middle" fo:padding-left="0.049cm" fo:padding-right="0.049cm" fo:padding-top="0cm" fo:padding-bottom="0cm" fo:border-left="none" fo:border-right="none" fo:border-top="none" fo:border-bottom="0.002cm solid #000000"/>
    </style:style>
    <style:style style:name="Таблица3.12" style:family="table-row">
      <style:table-row-properties style:row-height="0.499cm"/>
    </style:style>
    <style:style style:name="Таблица3.A12" style:family="table-cell">
      <style:table-cell-properties style:vertical-align="top" fo:padding="0.097cm" fo:border-left="none" fo:border-right="0.002cm solid #000000" fo:border-top="none" fo:border-bottom="0.002cm solid #000000"/>
    </style:style>
    <style:style style:name="Таблица3.L12" style:family="table-cell">
      <style:table-cell-properties style:vertical-align="top" fo:padding="0.097cm" fo:border-left="none" fo:border-right="none" fo:border-top="none" fo:border-bottom="0.002cm solid #000000"/>
    </style:style>
    <style:style style:name="Таблица3.13" style:family="table-row">
      <style:table-row-properties style:min-row-height="2.454cm"/>
    </style:style>
    <style:style style:name="Таблица3.14" style:family="table-row">
      <style:table-row-properties style:min-row-height="0.482cm"/>
    </style:style>
    <style:style style:name="Таблица4" style:family="table">
      <style:table-properties style:width="18.002cm" table:align="left" style:writing-mode="lr-tb"/>
    </style:style>
    <style:style style:name="Таблица4.A" style:family="table-column">
      <style:table-column-properties style:column-width="12.002cm"/>
    </style:style>
    <style:style style:name="Таблица4.B" style:family="table-column">
      <style:table-column-properties style:column-width="6.001cm"/>
    </style:style>
    <style:style style:name="Таблица4.A1.1.1" style:family="table-cell">
      <style:table-cell-properties style:vertical-align="bottom" fo:padding-left="0.049cm" fo:padding-right="0.049cm" fo:padding-top="0cm" fo:padding-bottom="0cm" fo:border="none"/>
    </style:style>
    <style:style style:name="Таблица4.A1.2.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02cm solid #000000"/>
    </style:style>
    <style:style style:name="Таблица4.A1.2" style:family="table-row">
      <style:table-row-properties style:min-row-height="1.446cm"/>
    </style:style>
    <style:style style:name="Таблица4.A1.1.2" style:family="table-cell">
      <style:table-cell-properties style:vertical-align="top" fo:padding-left="0.049cm" fo:padding-right="0.049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7.251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paragraph-properties fo:margin-left="0.101cm" fo:margin-right="0cm" fo:text-indent="0cm" style:auto-text-indent="false"/>
    </style:style>
    <style:style style:name="P7" style:family="paragraph" style:parent-style-name="Standard">
      <style:paragraph-properties fo:margin-top="0cm" fo:margin-bottom="0.635cm">
        <style:tab-stops>
          <style:tab-stop style:position="9.001cm" style:type="center"/>
          <style:tab-stop style:position="14.002cm"/>
        </style:tab-stops>
      </style:paragraph-properties>
    </style:style>
    <style:style style:name="P8" style:family="paragraph" style:parent-style-name="Standard">
      <style:paragraph-properties fo:margin-left="-0.049cm" fo:margin-right="0cm" fo:text-align="center" style:justify-single-word="false" fo:text-indent="0cm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Standard"/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Standard"/>
          </table:table-cell>
          <table:table-cell table:style-name="Таблица1.E1" office:value-type="string">
            <text:p text:style-name="P1">0401060</text:p>
          </table:table-cell>
        </table:table-row>
        <table:table-row>
          <table:table-cell table:style-name="Таблица1.B1" office:value-type="string">
            <text:p text:style-name="P2">Поступ. в банк плат.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2">Списано со сч. плат.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4">ПЛАТЕЖНОЕ ПОРУЧЕНИЕ № <text:tab/>&lt;:Номер:&gt;</text:p>
          </table:table-cell>
          <table:table-cell table:style-name="Таблица2.B1" office:value-type="string">
            <text:p text:style-name="P1">&lt;:Дата:&gt;</text:p>
          </table:table-cell>
          <table:table-cell table:style-name="Таблица2.A1" office:value-type="string">
            <text:p text:style-name="Standard"/>
          </table:table-cell>
          <table:table-cell table:style-name="Таблица2.B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F1" office:value-type="string">
            <text:p text:style-name="P1"/>
          </table:table-cell>
        </table:table-row>
        <table:table-row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2">Дата</text:p>
          </table:table-cell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2">Вид платежа</text:p>
          </table:table-cell>
          <table:table-cell table:style-name="Таблица2.E2" office:value-type="string">
            <text:p text:style-name="P2"/>
          </table:table-cell>
          <table:table-cell table:style-name="Таблица2.E2" office:value-type="string">
            <text:p text:style-name="P2"/>
          </table:table-cell>
        </table:table-row>
      </table:table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A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row table:style-name="Таблица3.1">
          <table:table-cell table:style-name="Таблица3.A1" office:value-type="string">
            <text:p text:style-name="Standard">Сумма</text:p>
            <text:p text:style-name="Standard">прописью</text:p>
          </table:table-cell>
          <table:table-cell table:style-name="Таблица3.B1" table:number-columns-spanned="11" office:value-type="string">
            <text:p text:style-name="P6">&lt;:Сумма прописью: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5">
            <table:table table:is-sub-table="true">
              <table:table-column table:style-name="Таблица3.A2.1"/>
              <table:table-column table:style-name="Таблица3.A2.2"/>
              <table:table-row table:style-name="Таблица3.A2.1">
                <table:table-cell table:style-name="Таблица3.A2.1.1" office:value-type="string">
                  <text:p text:style-name="Standard">ИНН <text:s/>&lt;:Организация.ИНН:&gt;</text:p>
                </table:table-cell>
                <table:table-cell table:style-name="Таблица3.A2.1.1" office:value-type="string">
                  <text:p text:style-name="P6">КПП <text:s/>&lt;:Организация.КПП:&gt;</text:p>
                </table:table-cell>
              </table:table-row>
              <table:table-row table:style-name="Таблица3.A2.2">
                <table:table-cell table:style-name="Таблица3.A2.1.2" table:number-columns-spanned="2" office:value-type="string">
                  <text:p text:style-name="Standard">&lt;:Организация.Название:&gt;</text:p>
                </table:table-cell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Таблица3.F2" table:number-columns-spanned="2" office:value-type="string">
            <text:p text:style-name="P6">Сумма</text:p>
          </table:table-cell>
          <table:covered-table-cell/>
          <table:table-cell table:style-name="Таблица3.A1" table:number-columns-spanned="5" office:value-type="string">
            <text:p text:style-name="P6">&lt;:Сумма:&gt;</text:p>
          </table:table-cell>
          <table:covered-table-cell/>
          <table:covered-table-cell/>
          <table:covered-table-cell/>
          <table:covered-table-cell/>
        </table:table-row>
        <table:table-row>
          <table:table-cell table:number-columns-spanned="5">
            <table:table table:is-sub-table="true">
              <table:table-column table:style-name="Таблица3.A3.1"/>
              <table:table-row table:style-name="Таблица3.A3.1">
                <table:table-cell table:style-name="Таблица3.A2.1.2" office:value-type="string">
                  <text:p text:style-name="Standard"/>
                </table:table-cell>
              </table:table-row>
              <table:table-row table:style-name="Таблица3.A3.2">
                <table:table-cell table:style-name="Таблица3.A3.1.2" office:value-type="string">
                  <text:p text:style-name="Standard">Плательщик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Таблица3.F2" table:number-columns-spanned="2" office:value-type="string">
            <text:p text:style-name="P6">Сч. №</text:p>
          </table:table-cell>
          <table:covered-table-cell/>
          <table:table-cell table:style-name="Таблица3.H3" table:number-columns-spanned="5" office:value-type="string">
            <text:p text:style-name="P6">&lt;:Организация.Расч. счет:&gt;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H3" table:number-columns-spanned="5" office:value-type="string">
            <text:p text:style-name="Standard">&lt;:Организация.Банк:&gt;</text:p>
          </table:table-cell>
          <table:covered-table-cell/>
          <table:covered-table-cell/>
          <table:covered-table-cell/>
          <table:covered-table-cell/>
          <table:table-cell table:number-columns-spanned="7">
            <table:table table:is-sub-table="true">
              <table:table-column table:style-name="Таблица3.F4.1"/>
              <table:table-column table:style-name="Таблица3.F4.2"/>
              <table:table-row table:style-name="Таблица3.F4.1">
                <table:table-cell table:style-name="Таблица3.F4.1.1" office:value-type="string">
                  <text:p text:style-name="P6">БИК</text:p>
                </table:table-cell>
                <table:table-cell table:style-name="Таблица3.F4.2.1" office:value-type="string">
                  <text:p text:style-name="P6">&lt;:Организация.БИК:&gt;</text:p>
                </table:table-cell>
              </table:table-row>
              <table:table-row table:style-name="Таблица3.F4.2">
                <table:table-cell table:style-name="Таблица3.F4.1.2" office:value-type="string">
                  <text:p text:style-name="P6">Сч. №</text:p>
                </table:table-cell>
                <table:table-cell table:style-name="Таблица3.H3" office:value-type="string">
                  <text:p text:style-name="Textformatvorlage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F4.2">
          <table:table-cell table:style-name="Таблица3.A5" table:number-columns-spanned="5" office:value-type="string">
            <text:p text:style-name="Standard">Банк плательщика</text:p>
          </table:table-cell>
          <table:covered-table-cell/>
          <table:covered-table-cell/>
          <table:covered-table-cell/>
          <table:covered-table-cell/>
          <table:table-cell table:style-name="Таблица3.F5" table:number-columns-spanned="2" office:value-type="string">
            <text:p text:style-name="P6"/>
          </table:table-cell>
          <table:covered-table-cell/>
          <table:table-cell table:style-name="Таблица3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H3" table:number-columns-spanned="5" office:value-type="string">
            <text:p text:style-name="Standard">&lt;:Получатель.Банк:&gt;</text:p>
          </table:table-cell>
          <table:covered-table-cell/>
          <table:covered-table-cell/>
          <table:covered-table-cell/>
          <table:covered-table-cell/>
          <table:table-cell table:number-columns-spanned="7">
            <table:table table:is-sub-table="true">
              <table:table-column table:style-name="Таблица3.F4.1"/>
              <table:table-column table:style-name="Таблица3.F4.2"/>
              <table:table-row table:style-name="Таблица3.F4.1">
                <table:table-cell table:style-name="Таблица3.F4.1.1" office:value-type="string">
                  <text:p text:style-name="P6">БИК</text:p>
                </table:table-cell>
                <table:table-cell table:style-name="Таблица3.F4.2.1" office:value-type="string">
                  <text:p text:style-name="P6">&lt;:Получатель.БИК:&gt;</text:p>
                </table:table-cell>
              </table:table-row>
              <table:table-row table:style-name="Таблица3.F6.2">
                <table:table-cell table:style-name="Таблица3.F4.1.2" office:value-type="string">
                  <text:p text:style-name="P6">Сч. №</text:p>
                </table:table-cell>
                <table:table-cell table:style-name="Таблица3.H3" office:value-type="string">
                  <text:p text:style-name="Textformatvorlage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7" table:number-columns-spanned="5" office:value-type="string">
            <text:p text:style-name="Standard">Банк получателя</text:p>
          </table:table-cell>
          <table:covered-table-cell/>
          <table:covered-table-cell/>
          <table:covered-table-cell/>
          <table:covered-table-cell/>
          <table:table-cell table:style-name="Таблица3.F4.1.2" table:number-columns-spanned="2" office:value-type="string">
            <text:p text:style-name="P6"/>
          </table:table-cell>
          <table:covered-table-cell/>
          <table:table-cell table:style-name="Таблица3.H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number-columns-spanned="5">
            <table:table table:is-sub-table="true">
              <table:table-column table:style-name="Таблица3.A2.1"/>
              <table:table-column table:style-name="Таблица3.A2.2"/>
              <table:table-row table:style-name="Таблица3.A2.1">
                <table:table-cell table:style-name="Таблица3.A8.1.1" office:value-type="string">
                  <text:p text:style-name="Standard">ИНН <text:s/>&lt;:Получатель.ИНН:&gt;</text:p>
                </table:table-cell>
                <table:table-cell table:style-name="Таблица3.A8.2.1" office:value-type="string">
                  <text:p text:style-name="P6">КПП <text:s/>&lt;:Получатель.КПП:&gt;</text:p>
                </table:table-cell>
              </table:table-row>
              <table:table-row table:style-name="Таблица3.A3.1">
                <table:table-cell table:style-name="Таблица3.H3" table:number-columns-spanned="2" office:value-type="string">
                  <text:p text:style-name="Standard">&lt;:Получатель.Наименование:&gt;</text:p>
                </table:table-cell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Таблица3.F8" table:number-columns-spanned="2" office:value-type="string">
            <text:p text:style-name="P6">Сч. №</text:p>
          </table:table-cell>
          <table:covered-table-cell/>
          <table:table-cell table:style-name="Таблица3.H3" table:number-columns-spanned="5" office:value-type="string">
            <text:p text:style-name="P6">&lt;:Получатель.Расч. счет:&gt;</text:p>
          </table:table-cell>
          <table:covered-table-cell/>
          <table:covered-table-cell/>
          <table:covered-table-cell/>
          <table:covered-table-cell/>
        </table:table-row>
        <table:table-row table:style-name="Таблица3.F4.2">
          <table:table-cell table:style-name="Таблица3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3.F9" table:number-columns-spanned="2" office:value-type="string">
            <text:p text:style-name="P6">Вид оп.</text:p>
          </table:table-cell>
          <table:covered-table-cell/>
          <table:table-cell table:style-name="Таблица3.H9" office:value-type="string">
            <text:p text:style-name="P6"/>
          </table:table-cell>
          <table:table-cell table:style-name="Таблица3.I9" table:number-columns-spanned="2" office:value-type="string">
            <text:p text:style-name="P6">Срок плат.</text:p>
          </table:table-cell>
          <table:covered-table-cell/>
          <table:table-cell table:style-name="Таблица3.K9" table:number-columns-spanned="2" office:value-type="string">
            <text:p text:style-name="P6"/>
          </table:table-cell>
          <table:covered-table-cell/>
        </table:table-row>
        <table:table-row table:style-name="Таблица3.F4.2">
          <table:table-cell table:style-name="Таблица3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3.F4.1.1" table:number-columns-spanned="2" office:value-type="string">
            <text:p text:style-name="P6">Наз. пл.</text:p>
          </table:table-cell>
          <table:covered-table-cell/>
          <table:table-cell table:style-name="Таблица3.H10" office:value-type="string">
            <text:p text:style-name="P6"/>
          </table:table-cell>
          <table:table-cell table:style-name="Таблица3.A2.1.1" table:number-columns-spanned="2" office:value-type="string">
            <text:p text:style-name="P6">Очер. плат.</text:p>
          </table:table-cell>
          <table:covered-table-cell/>
          <table:table-cell table:style-name="Таблица3.F4.2.1" table:number-columns-spanned="2" office:value-type="string">
            <text:p text:style-name="P6"/>
          </table:table-cell>
          <table:covered-table-cell/>
        </table:table-row>
        <table:table-row table:style-name="Таблица3.F4.2">
          <table:table-cell table:style-name="Таблица3.A5" table:number-columns-spanned="5" office:value-type="string">
            <text:p text:style-name="Standard">Получатель</text:p>
          </table:table-cell>
          <table:covered-table-cell/>
          <table:covered-table-cell/>
          <table:covered-table-cell/>
          <table:covered-table-cell/>
          <table:table-cell table:style-name="Таблица3.F4.1.1" table:number-columns-spanned="2" office:value-type="string">
            <text:p text:style-name="P6">Код</text:p>
          </table:table-cell>
          <table:covered-table-cell/>
          <table:table-cell table:style-name="Таблица3.A2.1.1" office:value-type="string">
            <text:p text:style-name="P6"/>
          </table:table-cell>
          <table:table-cell table:style-name="Таблица3.A2.1.1" table:number-columns-spanned="2" office:value-type="string">
            <text:p text:style-name="P6">Рез. поле</text:p>
          </table:table-cell>
          <table:covered-table-cell/>
          <table:table-cell table:style-name="Таблица3.K11" table:number-columns-spanned="2" office:value-type="string">
            <text:p text:style-name="P6"/>
          </table:table-cell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Standard"/>
          </table:table-cell>
          <table:covered-table-cell/>
          <table:table-cell table:style-name="Таблица3.A12" office:value-type="string">
            <text:p text:style-name="Standard"/>
          </table:table-cell>
          <table:table-cell table:style-name="Таблица3.A12" office:value-type="string">
            <text:p text:style-name="Standard"/>
          </table:table-cell>
          <table:table-cell table:style-name="Таблица3.A12" table:number-columns-spanned="2" office:value-type="string">
            <text:p text:style-name="Standard"/>
          </table:table-cell>
          <table:covered-table-cell/>
          <table:table-cell table:style-name="Таблица3.A12" table:number-columns-spanned="3" office:value-type="string">
            <text:p text:style-name="Standard"/>
          </table:table-cell>
          <table:covered-table-cell/>
          <table:covered-table-cell/>
          <table:table-cell table:style-name="Таблица3.A12" table:number-columns-spanned="2" office:value-type="string">
            <text:p text:style-name="Standard"/>
          </table:table-cell>
          <table:covered-table-cell/>
          <table:table-cell table:style-name="Таблица3.L12" office:value-type="string">
            <text:p text:style-name="Standard"/>
          </table:table-cell>
        </table:table-row>
        <table:table-row table:style-name="Таблица3.13">
          <table:table-cell table:style-name="Таблица3.H3" table:number-columns-spanned="12" office:value-type="string">
            <text:p text:style-name="Standard">&lt;:Назначение платежа: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5" table:number-columns-spanned="12" office:value-type="string">
            <text:p text:style-name="Standard">Назначение платеж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tab/>Подписи<text:tab/>Отметки банка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>
            <table:table table:is-sub-table="true">
              <table:table-column table:style-name="Таблица4.B" table:number-columns-repeated="2"/>
              <table:table-row>
                <table:table-cell table:style-name="Таблица4.A1.1.1" office:value-type="string">
                  <text:p text:style-name="Standard"/>
                </table:table-cell>
                <table:table-cell table:style-name="Таблица4.A1.2.1" office:value-type="string">
                  <text:p text:style-name="P1"/>
                </table:table-cell>
              </table:table-row>
              <table:table-row table:style-name="Таблица4.A1.2">
                <table:table-cell table:style-name="Таблица4.A1.1.2" office:value-type="string">
                  <text:p text:style-name="P8">М.П.</text:p>
                </table:table-cell>
                <table:table-cell table:style-name="Таблица4.A1.2.1" office:value-type="string">
                  <text:p text:style-name="P1"/>
                </table:table-cell>
              </table:table-row>
            </table:table>
          </table:table-cell>
          <table:table-cell table:style-name="Таблица4.A1.1.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" fo:font-size="12pt" fo:language="ru" fo:country="RU" style:font-name-asian="Nimbus Sans L" style:font-size-asian="12pt" style:language-asian="ru" style:country-asian="RU" style:font-name-complex="Nimbus Sans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Основной_20_шрифт_20_абзаца" style:display-name="WW-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8pt" fo:language="en" fo:country="US" fo:font-weight="bold" style:font-size-asian="8pt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0.7cm" fo:margin-bottom="1.251cm" fo:margin-left="2cm" fo:margin-right="1cm" style:writing-mode="lr-tb" style:layout-grid-color="#c0c0c0" style:layout-grid-lines="43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Платежное поручение</dc:title>
    <dc:subject>Расчетные документы</dc:subject>
    <meta:creation-date>2003-10-25T18:26:00</meta:creation-date>
    <dc:date>2005-11-18T18:40:10</dc:date>
    <meta:print-date>2003-05-28T16:52:00</meta:print-date>
    <dc:language>ru-RU</dc:language>
    <meta:editing-cycles>10</meta:editing-cycles>
    <meta:editing-duration>PT2H40M2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90" meta:word-count="71" meta:character-count="610"/>
  </office:meta>
</office:document-meta>
</file>